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W01" svg:font-family="'Helvetica W01'"/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6e3"/>
    </style:style>
    <style:style style:name="P2" style:family="paragraph" style:parent-style-name="Heading_20_1">
      <style:text-properties officeooo:paragraph-rsid="000b36e3"/>
    </style:style>
    <style:style style:name="T1" style:family="text">
      <style:text-properties fo:font-variant="normal" fo:text-transform="none" fo:color="#dcddde" style:font-name="Whitney" fo:font-size="11.25pt" fo:letter-spacing="normal" fo:font-style="normal" fo:font-weight="normal"/>
    </style:style>
    <style:style style:name="T2" style:family="text">
      <style:text-properties fo:font-variant="normal" fo:text-transform="none" fo:color="#01080a" style:text-line-through-style="none" style:text-line-through-type="none" style:font-name="Helvetica W01" fo:font-size="13.5pt" fo:letter-spacing="normal" fo:font-style="normal" style:text-underline-style="none" fo:font-weight="bold" style:text-blinking="false"/>
    </style:style>
    <style:style style:name="T3" style:family="text">
      <style:text-properties officeooo:rsid="000b3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create dynamic checkbox using JavaScript</text:span></text:h>
      <text:p text:style-name="P1"><text:a xlink:type="simple" xlink:href="https://www.encodedna.com/javascript/dynamically-create-checkboxes-based-on-textbox-values-using-javascript.htm" text:style-name="Internet_20_link" text:visited-style-name="Visited_20_Internet_20_Link"/></text:p>
      <text:p text:style-name="P1"><text:a xlink:type="simple" xlink:href="https://www.encodedna.com/javascript/dynamically-create-checkboxes-based-on-textbox-values-using-javascript.htm" text:style-name="Internet_20_link" text:visited-style-name="Visited_20_Internet_20_Link">https://www.encodedna.com/javascript/dynamically-create-checkboxes-based-on-textbox-values-using-javascript.htm</text:a> </text:p>
      <text:p text:style-name="P1"/>
      <text:p text:style-name="P1"><text:a xlink:type="simple" xlink:href="http://findnerd.com/list/view/How-to-create-dynamic-checkbox-using-JavaScript/5746/" text:style-name="Internet_20_link" text:visited-style-name="Visited_20_Internet_20_Link">http://findnerd.com/list/view/How-to-create-dynamic-checkbox-using-JavaScript/5746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W01" svg:font-family="'Helvetica W01'"/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0:23:42.050000000</meta:creation-date>
    <dc:date>2018-11-13T00:54:13.840000000</dc:date>
    <meta:editing-duration>PT20M21S</meta:editing-duration>
    <meta:editing-cycles>1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3" meta:word-count="7" meta:character-count="236" meta:non-whitespace-character-count="230"/>
  </office:meta>
</office:document-meta>
</file>